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Times New Roman" fo:font-size="12pt" fo:font-style="normal" style:font-size-asian="12pt" style:font-style-asian="normal" style:font-size-complex="12pt" style:font-style-complex="normal"/>
    </style:style>
    <style:style style:name="P2" style:family="paragraph" style:parent-style-name="Preformatted_20_Text">
      <style:text-properties fo:font-variant="normal" fo:text-transform="none"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000000" style:font-name="Times New Roman"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text-properties officeooo:rsid="0009d814" officeooo:paragraph-rsid="0009d814"/>
    </style:style>
    <style:style style:name="T1" style:family="text">
      <style:text-properties fo:color="#64ae64"/>
    </style:style>
    <style:style style:name="T2" style:family="text">
      <style:text-properties fo:color="#64ae64" fo:font-style="italic"/>
    </style:style>
    <style:style style:name="T3" style:family="text">
      <style:text-properties fo:font-style="italic"/>
    </style:style>
    <style:style style:name="T4" style:family="text">
      <style:text-properties officeooo:rsid="0009d8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Function realp()</text:p>
      <text:p text:style-name="P1"><text:s/>[variable, details] = realp(NAME,VALUE)</text:p>
      <text:p text:style-name="P1"><text:s/>creates a tunable real-valued parameter 'x' with name and initial value specified by the string NAME and the numeric array </text:p>
      <text:p text:style-name="P1"><text:s/>VALUE.</text:p>
      <text:p text:style-name="P1">Using ordinary arithmetic operators (+, -, *, /, \, ^), you can combine real parameter objects into rational expressions and </text:p>
      <text:p text:style-name="P1">use these expressions to create parametric models (both static and dynamic). You can then use such <text:span text:style-name="T4">m</text:span>odels to perform </text:p>
      <text:p text:style-name="P1">parameter studies, or tune control systems.</text:p>
      <text:p text:style-name="P1"/>
      <text:p text:style-name="P2"><text:s/>NOTE :-</text:p>
      <text:p text:style-name="P1"><text:s/>Load PIMS loader in scilab to run this code, as this code depends on python sympy library and <text:span text:style-name="T4">p</text:span>ython varsion 2.7</text:p>
      <text:p text:style-name="P1"><text:s/>Link to PIMS Library for downloading and Installing</text:p>
      <text:p text:style-name="P1"><text:s/>https://atoms.scilab.org/toolboxes/PIMS</text:p>
      <text:p text:style-name="P1"/>
      <text:p text:style-name="P2"><text:s/>EXAMPLE</text:p>
      <text:p text:style-name="P1"><text:s/>[x x_details] = realp('x',5)</text:p>
      <text:p text:style-name="P1"><text:s/>[y y_details] = realp('y',3) </text:p>
      <text:p text:style-name="P1"><text:s text:c="2"/>eqn = x^y + 5*x*y + 89/x ;</text:p>
      <text:p text:style-name="P1"><text:s/></text:p>
      <text:p text:style-name="P1">Author (s):</text:p>
      <text:p text:style-name="P3">Sanchit Gupta and Ashutosh Kumar Bhargava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d" svg:font-family="Monospaced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S</meta:editing-duration>
    <meta:editing-cycles>3</meta:editing-cycles>
    <meta:generator>LibreOffice/5.1.3.2$Windows_x86 LibreOffice_project/644e4637d1d8544fd9f56425bd6cec110e49301b</meta:generator>
    <dc:date>2016-07-07T16:41:57.237000000</dc:date>
    <meta:document-statistic meta:table-count="0" meta:image-count="0" meta:object-count="0" meta:page-count="1" meta:paragraph-count="18" meta:word-count="129" meta:character-count="834" meta:non-whitespace-character-count="704"/>
    <meta:user-defined meta:name="Info 1"/>
    <meta:user-defined meta:name="Info 2"/>
    <meta:user-defined meta:name="Info 3"/>
    <meta:user-defined meta:name="Info 4"/>
  </office:meta>
</office:document-meta>
</file>